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Абзацсписка" style:list-style-name="LFO1" style:family="paragraph">
      <style:text-properties fo:font-size="14pt" style:font-size-asian="14pt" style:font-size-complex="14pt"/>
    </style:style>
    <style:style style:name="P3" style:parent-style-name="Абзацсписка" style:list-style-name="LFO1" style:family="paragraph"/>
    <style:style style:name="T4" style:parent-style-name="Основнойшрифтабзаца" style:family="text">
      <style:text-properties fo:font-size="14pt" style:font-size-asian="14pt" style:font-size-complex="14pt"/>
    </style:style>
    <style:style style:name="T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" style:parent-style-name="Основнойшрифтабзаца" style:family="text">
      <style:text-properties fo:font-size="14pt" style:font-size-asian="14pt" style:font-size-complex="14pt"/>
    </style:style>
    <style:style style:name="T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" style:parent-style-name="Основнойшрифтабзаца" style:family="text">
      <style:text-properties fo:font-size="14pt" style:font-size-asian="14pt" style:font-size-complex="14pt"/>
    </style:style>
    <style:style style:name="T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" style:parent-style-name="Основнойшрифтабзаца" style:family="text">
      <style:text-properties fo:font-size="14pt" style:font-size-asian="14pt" style:font-size-complex="14pt"/>
    </style:style>
    <style:style style:name="T11" style:parent-style-name="Основнойшрифтабзаца" style:family="text">
      <style:text-properties fo:font-size="14pt" style:font-size-asian="14pt" style:font-size-complex="14pt"/>
    </style:style>
    <style:style style:name="P12" style:parent-style-name="Абзацсписка" style:list-style-name="LFO1" style:family="paragraph"/>
    <style:style style:name="T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fo:font-size="14pt" style:font-size-asian="14pt" style:font-size-complex="14pt"/>
    </style:style>
    <style:style style:name="P15" style:parent-style-name="Абзацсписка" style:list-style-name="LFO1" style:family="paragraph"/>
    <style:style style:name="T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fo:font-size="14pt" style:font-size-asian="14pt" style:font-size-complex="14pt"/>
    </style:style>
    <style:style style:name="T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" style:parent-style-name="Основнойшрифтабзаца" style:family="text">
      <style:text-properties fo:font-size="14pt" style:font-size-asian="14pt" style:font-size-complex="14pt"/>
    </style:style>
    <style:style style:name="P20" style:parent-style-name="Абзацсписка" style:list-style-name="LFO1" style:family="paragraph"/>
    <style:style style:name="T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" style:parent-style-name="Основнойшрифтабзаца" style:family="text">
      <style:text-properties fo:font-size="14pt" style:font-size-asian="14pt" style:font-size-complex="14pt"/>
    </style:style>
    <style:style style:name="T23" style:parent-style-name="Основнойшрифтабзаца" style:family="text">
      <style:text-properties fo:font-size="14pt" style:font-size-asian="14pt" style:font-size-complex="14pt"/>
    </style:style>
    <style:style style:name="P24" style:parent-style-name="Абзацсписка" style:list-style-name="LFO1" style:family="paragraph"/>
    <style:style style:name="T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P27" style:parent-style-name="Абзацсписка" style:list-style-name="LFO1" style:family="paragraph">
      <style:text-properties fo:font-size="14pt" style:font-size-asian="14pt" style:font-size-complex="14pt"/>
    </style:style>
    <style:style style:name="P28" style:parent-style-name="Абзацсписка" style:list-style-name="LFO1" style:family="paragraph"/>
    <style:style style:name="T29" style:parent-style-name="Основнойшрифтабзаца" style:family="text">
      <style:text-properties fo:font-size="14pt" style:font-size-asian="14pt" style:font-size-complex="14pt"/>
    </style:style>
    <style:style style:name="T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" style:parent-style-name="Основнойшрифтабзаца" style:family="text">
      <style:text-properties fo:font-size="14pt" style:font-size-asian="14pt" style:font-size-complex="14pt"/>
    </style:style>
    <style:style style:name="T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5" style:parent-style-name="Основнойшрифтабзаца" style:family="text">
      <style:text-properties fo:font-size="14pt" style:font-size-asian="14pt" style:font-size-complex="14pt"/>
    </style:style>
    <style:style style:name="T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7" style:parent-style-name="Абзацсписка" style:list-style-name="LFO1" style:family="paragraph"/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Абзацсписка" style:list-style-name="LFO1" style:family="paragraph"/>
    <style:style style:name="T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T51" style:parent-style-name="Основнойшрифтабзаца" style:family="text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fo:font-size="14pt" style:font-size-asian="14pt" style:font-size-complex="14pt"/>
    </style:style>
    <style:style style:name="P54" style:parent-style-name="Абзацсписка" style:list-style-name="LFO1" style:family="paragraph"/>
    <style:style style:name="T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P57" style:parent-style-name="Абзацсписка" style:list-style-name="LFO1" style:family="paragraph"/>
    <style:style style:name="T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P62" style:parent-style-name="Абзацсписка" style:list-style-name="LFO1" style:family="paragraph"/>
    <style:style style:name="T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P65" style:parent-style-name="Абзацсписка" style:list-style-name="LFO1" style:family="paragraph"/>
    <style:style style:name="T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P69" style:parent-style-name="Абзацсписка" style:family="paragraph">
      <style:paragraph-properties fo:margin-left="1in">
        <style:tab-stops/>
      </style:paragraph-properties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74" style:parent-style-name="Абзацсписка" style:list-style-name="LFO1" style:family="paragraph"/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P86" style:parent-style-name="Абзацсписка" style:list-style-name="LFO1" style:family="paragraph"/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P97" style:parent-style-name="Обычный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Общее описание проекта.</text:p>
      <text:list text:style-name="LFO1" text:continue-numbering="true">
        <text:list-item>
          <text:p text:style-name="P2">Структура проекта</text:p>
          <text:list text:continue-numbering="true">
            <text:list-item>
              <text:p text:style-name="P3"><text:span text:style-name="T4">3</text:span><text:span text:style-name="T5">d</text:span><text:span text:style-name="T6">_</text:span><text:span text:style-name="T7">project</text:span><text:span text:style-name="T8">.</text:span><text:span text:style-name="T9">graphhml</text:span><text:span text:style-name="T10"><text:s text:c="2"/>- графическое предст</text:span><text:span text:style-name="T11">авление проекта</text:span></text:p>
            </text:list-item>
            <text:list-item>
              <text:p text:style-name="P12"><text:span text:style-name="T13">Docs/ -<text:s/></text:span><text:span text:style-name="T14">документация</text:span></text:p>
              <text:list text:continue-numbering="true">
                <text:list-item>
                  <text:p text:style-name="P15"><text:span text:style-name="T16">common</text:span><text:span text:style-name="T17">.</text:span><text:span text:style-name="T18">odt</text:span><text:span text:style-name="T19"><text:s/>общее описание проекта (данный файл)</text:span></text:p>
                </text:list-item>
                <text:list-item>
                  <text:p text:style-name="P20"><text:span text:style-name="T21">Project/</text:span><text:span text:style-name="T22"><text:s/>– папка</text:span><text:span text:style-name="T23"><text:s/>с проектами</text:span></text:p>
                </text:list-item>
                <text:list-item>
                  <text:p text:style-name="P24"><text:span text:style-name="T25">TechnicalTask</text:span><text:span text:style-name="T26">/ – папка с техническими заданиями</text:span></text:p>
                </text:list-item>
              </text:list>
            </text:list-item>
            <text:list-item>
              <text:p text:style-name="P27">Source/ - исходные коды</text:p>
            </text:list-item>
          </text:list>
        </text:list-item>
        <text:list-item>
          <text:p text:style-name="P28"><text:span text:style-name="T29">Инструменты</text:span><text:span text:style-name="T30"><text:s/></text:span><text:span text:style-name="T31">и</text:span><text:span text:style-name="T32"><text:s/></text:span><text:span text:style-name="T33">графические</text:span><text:span text:style-name="T34"><text:s/></text:span><text:span text:style-name="T35">редакторы</text:span><text:span text:style-name="T36">:<text:s/></text:span></text:p>
          <text:list text:continue-numbering="true">
            <text:list-item>
              <text:p text:style-name="P37"><text:span text:style-name="T38">Visual</text:span><text:span text:style-name="T39"><text:s/></text:span><text:span text:style-name="T40">Studio</text:span><text:span text:style-name="T41"><text:s/>2015 – основной инструмент для разработки кода</text:span></text:p>
            </text:list-item>
            <text:list-item>
              <text:p text:style-name="P42"><text:span text:style-name="T43">Microsoft</text:span><text:span text:style-name="T44">/</text:span><text:span text:style-name="T45">Open</text:span><text:span text:style-name="T46">/</text:span><text:span text:style-name="T47">Libre</text:span><text:span text:style-name="T48"><text:s/></text:span><text:span text:style-name="T49">Office</text:span><text:span text:style-name="T50"><text:s/>- любой текстовый редактор способный хранить</text:span><text:span text:style-name="T51"><text:s/>файлы формата «.</text:span><text:span text:style-name="T52">odt</text:span><text:span text:style-name="T53">»</text:span></text:p>
            </text:list-item>
            <text:list-item>
              <text:p text:style-name="P54"><text:span text:style-name="T55">yEd</text:span><text:span text:style-name="T56"><text:s/>– графический редактор постоения графа проекта</text:span></text:p>
            </text:list-item>
            <text:list-item>
              <text:p text:style-name="P57"><text:span text:style-name="T58">Blender</text:span><text:span text:style-name="T59"><text:s/>– графический редактор 3</text:span><text:span text:style-name="T60">D</text:span><text:span text:style-name="T61"><text:s/>объектов</text:span></text:p>
            </text:list-item>
            <text:list-item>
              <text:p text:style-name="P62"><text:span text:style-name="T63">PhotoshopCC</text:span><text:span text:style-name="T64"><text:s/>– вспомогательный графический редактор для создания текстур/шрифтов.</text:span></text:p>
            </text:list-item>
            <text:list-item>
              <text:p text:style-name="P65"><text:span text:style-name="T66">doxygen</text:span><text:span text:style-name="T67"><text:s/>–<text:s/></text:span><text:span text:style-name="T68">система документирования исходного кода</text:span></text:p>
            </text:list-item>
          </text:list>
        </text:list-item>
      </text:list>
      <text:p text:style-name="P69"><text:span text:style-name="T70">документация находится в папке -<text:s/></text:span><text:span text:style-name="T71">Source</text:span><text:span text:style-name="T72">/</text:span><text:span text:style-name="T73">OxygenDoc</text:span></text:p>
      <text:list text:style-name="LFO1" text:continue-numbering="true">
        <text:list-item>
          <text:p text:style-name="P74"><text:span text:style-name="T75">Определится</text:span><text:span text:style-name="T76"><text:s/></text:span><text:span text:style-name="T77">с</text:span><text:span text:style-name="T78"><text:s/></text:span><text:span text:style-name="T79">жанром</text:span><text:span text:style-name="T80">,<text:s/></text:span><text:span text:style-name="T81">продумать</text:span><text:span text:style-name="T82"><text:s/></text:span><text:span text:style-name="T83">сюжетную</text:span><text:span text:style-name="T84"><text:s/></text:span><text:span text:style-name="T85">линию</text:span></text:p>
        </text:list-item>
        <text:list-item>
          <text:p text:style-name="P86"><text:span text:style-name="T87">Определить</text:span><text:span text:style-name="T88"><text:s/></text:span><text:span text:style-name="T89">ф</text:span><text:span text:style-name="T90">ормат</text:span><text:span text:style-name="T91"><text:s/></text:span><text:span text:style-name="T92">хранения</text:span><text:span text:style-name="T93"><text:s/></text:span><text:span text:style-name="T94">моделей</text:span><text:span text:style-name="T95">/</text:span><text:span text:style-name="T96">анимации</text:span></text:p>
        </text:list-item>
      </text:list>
      <text:p text:style-name="P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5in"/>
      </text:list-level-style-number>
      <text:list-level-style-number text:level="3" style:num-suffix="." style:num-format="1" text:display-levels="3">
        <style:list-level-properties text:space-before="0.75in" text:min-label-width="0.5in"/>
      </text:list-level-style-number>
      <text:list-level-style-number text:level="4" style:num-suffix="." style:num-format="1" text:display-levels="4">
        <style:list-level-properties text:space-before="1in" text:min-label-width="0.75in"/>
      </text:list-level-style-number>
      <text:list-level-style-number text:level="5" style:num-suffix="." style:num-format="1" text:display-levels="5">
        <style:list-level-properties text:space-before="1.25in" text:min-label-width="0.75in"/>
      </text:list-level-style-number>
      <text:list-level-style-number text:level="6" style:num-suffix="." style:num-format="1" text:display-levels="6">
        <style:list-level-properties text:space-before="1.5in" text:min-label-width="1in"/>
      </text:list-level-style-number>
      <text:list-level-style-number text:level="7" style:num-suffix="." style:num-format="1" text:display-levels="7">
        <style:list-level-properties text:space-before="1.75in" text:min-label-width="1.25in"/>
      </text:list-level-style-number>
      <text:list-level-style-number text:level="8" style:num-suffix="." style:num-format="1" text:display-levels="8">
        <style:list-level-properties text:space-before="2in" text:min-label-width="1.25in"/>
      </text:list-level-style-number>
      <text:list-level-style-number text:level="9" style:num-suffix="." style:num-format="1" text:display-levels="9">
        <style:list-level-properties text:space-before="2.25in" text:min-label-width="1.5in"/>
      </text:list-level-style-number>
    </text:list-style>
    <style:page-layout style:name="PL0">
      <style:page-layout-properties fo:page-width="8.268in" fo:page-height="11.693in" style:print-orientation="portrait" fo:margin-top="0.2958in" fo:margin-left="0.5909in" fo:margin-bottom="0.1972in" fo:margin-right="0.294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7:11:00Z</meta:creation-date>
    <dc:date>2016-05-30T07:37:00Z</dc:date>
    <meta:template xlink:href="Normal.dotm" xlink:type="simple"/>
    <meta:editing-cycles>8</meta:editing-cycles>
    <meta:editing-duration>PT1560S</meta:editing-duration>
    <meta:document-statistic meta:page-count="1" meta:paragraph-count="1" meta:word-count="123" meta:character-count="828" meta:row-count="5" meta:non-whitespace-character-count="706"/>
  </office:meta>
</office:document-meta>
</file>